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0pt" style:font-size-asian="10pt" style:font-size-complex="10pt"/>
    </style:style>
    <style:style style:name="P3" style:family="paragraph" style:parent-style-name="Standard" style:list-style-name="L1">
      <style:text-properties fo:font-size="10pt" officeooo:paragraph-rsid="0009c3e9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93632" text:style-name="L1">
        <text:list-item>
          <text:p text:style-name="P2">SELECT `students`.*</text:p>
          <text:p text:style-name="P2">FROM `students`</text:p>
          <text:p text:style-name="P2">INNER JOIN `degrees`</text:p>
          <text:p text:style-name="P2">ON `students`.`degree_id` = `degrees`.`id`</text:p>
          <text:p text:style-name="P2">WHERE `degrees`.`name` = 'Corso di Laurea in Economia'</text:p>
          <text:p text:style-name="P2">ORDER BY `students`.`surname`, `students`.`name`;</text:p>
          <text:p text:style-name="P2"/>
        </text:list-item>
        <text:list-item>
          <text:p text:style-name="P2">SELECT `degrees`.*</text:p>
          <text:p text:style-name="P2">FROM `departments`</text:p>
          <text:p text:style-name="P2">INNER JOIN `degrees`</text:p>
          <text:p text:style-name="P2">ON `degrees`.`department_id` = `departments`.`id`</text:p>
          <text:p text:style-name="P2">WHERE `departments`.`name` = 'Dipartimento di Neuroscienze';</text:p>
          <text:p text:style-name="P2"/>
        </text:list-item>
        <text:list-item>
          <text:p text:style-name="P2">SELECT `courses`.*</text:p>
          <text:p text:style-name="P2">FROM `teachers`</text:p>
          <text:p text:style-name="P2">INNER JOIN `course_teacher`</text:p>
          <text:p text:style-name="P2">ON `course_teacher`.`teacher_id` = `teachers`.`id`</text:p>
          <text:p text:style-name="P2">INNER JOIN `courses`</text:p>
          <text:p text:style-name="P2">ON `course_teacher`.`course_id` = `courses`.`id`</text:p>
          <text:p text:style-name="P2">WHERE `teachers`.`id` = 44;</text:p>
          <text:p text:style-name="P2"/>
        </text:list-item>
        <text:list-item>
          <text:p text:style-name="P3">SELECT `students`.`name` AS `student_name`, `students`.`surname` AS `student_surname`, `students`.`registration_number`, `degrees`.`name` AS `degree_name`, `degrees`.`level` AS `degree_level`, `departments`.`name` AS `department_name`</text:p>
          <text:p text:style-name="P3">FROM `students`</text:p>
          <text:p text:style-name="P3">INNER JOIN `degrees`</text:p>
          <text:p text:style-name="P3">ON `students`.`degree_id` = `degrees`.`id`</text:p>
          <text:p text:style-name="P3">INNER JOIN `departments`</text:p>
          <text:p text:style-name="P3">ON `degrees`.`department_id` = `departments`.`id`</text:p>
          <text:p text:style-name="P3">ORDER BY `students`.`surname`, `students`.`name`;</text:p>
          <text:p text:style-name="P2"/>
        </text:list-item>
        <text:list-item>
          <text:p text:style-name="P2">SELECT `degrees`.`name` AS `degree_name`, `courses`.`name` AS `course_name`, `teachers`.`name` AS `teacher_name`, `teachers`.`surname` AS `teacher_surname`</text:p>
          <text:p text:style-name="P2">FROM `degrees`</text:p>
          <text:p text:style-name="P2">INNER JOIN `courses`</text:p>
          <text:p text:style-name="P2">ON `courses`.`degree_id` = `degrees`.`id`</text:p>
          <text:p text:style-name="P2">INNER JOIN `course_teacher`</text:p>
          <text:p text:style-name="P2">ON `course_teacher`.`course_id` = `courses`.`id`</text:p>
          <text:p text:style-name="P2">INNER JOIN `teachers`</text:p>
          <text:p text:style-name="P2">ON `course_teacher`.`teacher_id` = `teachers`.`id`</text:p>
          <text:p text:style-name="P2">ORDER BY `degree_name`;</text:p>
          <text:p text:style-name="P2"/>
        </text:list-item>
        <text:list-item>
          <text:p text:style-name="P2">SELECT DISTINCT `teachers`.*</text:p>
          <text:p text:style-name="P2">FROM `teachers`</text:p>
          <text:p text:style-name="P2">INNER JOIN `course_teacher`</text:p>
          <text:p text:style-name="P2">ON `course_teacher`.`teacher_id` = `teachers`.`id`</text:p>
          <text:p text:style-name="P2">INNER JOIN `courses`</text:p>
          <text:p text:style-name="P2">ON `course_teacher`.`course_id` = `courses`.`id`</text:p>
          <text:p text:style-name="P2">INNER JOIN `degrees`</text:p>
          <text:p text:style-name="P2">ON `courses`.`degree_id` = `degrees`.`id`</text:p>
          <text:p text:style-name="P2">INNER JOIN `departments`</text:p>
          <text:p text:style-name="P2">ON `degrees`.`department_id` = `departments`.`id`</text:p>
          <text:p text:style-name="P2">WHERE `departments`.`name` = 'Dipartimento di Matematica'</text:p>
          <text:p text:style-name="P2">ORDER BY `teachers`.`surname`, `teachers`.`name`;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it" fo:country="IT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it" fo:country="IT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05:43.763201928</meta:creation-date>
    <dc:date>2021-07-06T15:47:23.590031909</dc:date>
    <meta:editing-duration>PT39M59S</meta:editing-duration>
    <meta:editing-cycles>2</meta:editing-cycles>
    <meta:generator>LibreOffice/7.1.4.2$Linux_X86_64 LibreOffice_project/10$Build-2</meta:generator>
    <meta:document-statistic meta:table-count="0" meta:image-count="0" meta:object-count="0" meta:page-count="1" meta:paragraph-count="46" meta:word-count="187" meta:character-count="1841" meta:non-whitespace-character-count="1706"/>
  </office:meta>
</office:document-meta>
</file>